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8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11.928cm"/>
    </style:style>
    <style:style style:name="P1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Уфимский Государственный Авиационный Технический университет</text:span></text:p>
          </draw:text-box>
        </draw:frame>
        <draw:frame presentation:style-name="pr2" draw:layer="layout" svg:width="25.199cm" svg:height="12.178cm" svg:x="1.4cm" svg:y="4.914cm" presentation:class="subtitle">
          <draw:text-box>
            <text:p>Автоматизированная система управления разработкой программного обеспечения по методологии <text:span text:style-name="T2">Scrum</text:span></text:p>
            <text:p><text:span text:style-name="T2"/></text:p>
          </draw:text-box>
        </draw:frame>
        <draw:frame draw:style-name="gr1" draw:layer="layout" svg:width="16.2cm" svg:height="1.073cm" svg:x="11.4cm" svg:y="17.6cm">
          <draw:text-box>
            <text:p>Студент гр. САПР-534 Милиенко Игорь Андреевич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Игорь  </meta:initial-creator>
    <meta:creation-date>2015-05-27T20:44:04.084126088</meta:creation-date>
    <dc:date>2015-05-27T20:46:37.646776995</dc:date>
    <dc:creator>Игорь  </dc:creator>
    <meta:editing-duration>P0D</meta:editing-duration>
    <meta:editing-cycles>1</meta:editing-cycles>
    <meta:document-statistic meta:object-count="30"/>
    <meta:generator>LibreOffice/4.2.7.2$Linux_x86 LibreOffice_project/420m0$Build-2</meta:generator>
  </office:meta>
</office:document-meta>
</file>